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criptManager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criptManager.resolveTemplat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Manager.DefaultScrip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criptManag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ScriptManager.resolveTemplate( String uri , Locator loca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